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Apr</text:p>
          </table:table-cell>
          <table:table-cell office:value-type="string">
            <text:p>Capital Gains Tax</text:p>
          </table:table-cell>
          <table:table-cell office:value-type="string">
            <text:p>Income Tax</text:p>
          </table:table-cell>
          <table:table-cell table:number-columns-repeated="5"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 office:value-type="float" office:value="0.453">
            <text:p>0.45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Com 1</text:p>
          </table:table-cell>
          <table:table-cell table:number-columns-repeated="3"/>
          <table:table-cell office:value-type="string">
            <text:p>Com 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4">
            <text:p>0.14</text:p>
          </table:table-cell>
          <table:table-cell table:number-columns-repeated="3"/>
          <table:table-cell office:value-type="float" office:value="0.14">
            <text:p>0.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rdinary Income (45.3%)</text:p>
          </table:table-cell>
          <table:table-cell office:value-type="string">
            <text:p>Scheme 1</text:p>
          </table:table-cell>
          <table:table-cell table:number-columns-repeated="2"/>
          <table:table-cell office:value-type="string">
            <text:p>Scheme 2</text:p>
          </table:table-cell>
          <table:table-cell/>
          <table:table-cell office:value-type="string">
            <text:p>Capital Gains (15%)</text:p>
          </table:table-cell>
        </table:table-row>
        <table:table-row table:style-name="ro1">
          <table:table-cell office:value-type="string">
            <text:p>year</text:p>
          </table:table-cell>
          <table:table-cell office:value-type="string">
            <text:p>Value</text:p>
          </table:table-cell>
          <table:table-cell office:value-type="string">
            <text:p>commission</text:p>
          </table:table-cell>
          <table:table-cell office:value-type="string">
            <text:p>kept</text:p>
          </table:table-cell>
          <table:table-cell table:number-columns-repeated="3"/>
          <table:table-cell office:value-type="string">
            <text:p>Value N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B8]*[.A$2]*(1+3*[.B$5])" office:value-type="float" office:value="0.4544">
            <text:p>0.4544</text:p>
          </table:table-cell>
          <table:table-cell table:formula="of:=[.C8]*(1-[.C$2])" office:value-type="float" office:value="0.2485568">
            <text:p>0.2485568</text:p>
          </table:table-cell>
          <table:table-cell/>
          <table:table-cell office:value-type="float" office:value="8">
            <text:p>8</text:p>
          </table:table-cell>
          <table:table-cell table:formula="of:=[.F8]*[.A$2]*(1+3*[.F$5])" office:value-type="float" office:value="0.4544">
            <text:p>0.4544</text:p>
          </table:table-cell>
          <table:table-cell table:formula="of:=([.F8]-[.F$8])*(1-[.B$2])+[.F$8]" office:value-type="float" office:value="8">
            <text:p>8</text:p>
          </table:table-cell>
        </table:table-row>
        <table:table-row table:style-name="ro1">
          <table:table-cell table:formula="of:=1+[.A8]" office:value-type="float" office:value="1">
            <text:p>1</text:p>
          </table:table-cell>
          <table:table-cell table:formula="of:=[.B8]+[.D8]" office:value-type="float" office:value="8.2485568">
            <text:p>8.2485568</text:p>
          </table:table-cell>
          <table:table-cell table:formula="of:=[.B9]*[.A$2]*(1+3*[.B$5])" office:value-type="float" office:value="0.46851802624">
            <text:p>0.4685180262</text:p>
          </table:table-cell>
          <table:table-cell table:formula="of:=[.C9]*(1-[.C$2])" office:value-type="float" office:value="0.25627936035328">
            <text:p>0.2562793604</text:p>
          </table:table-cell>
          <table:table-cell/>
          <table:table-cell table:formula="of:=[.F8]+[.G8]" office:value-type="float" office:value="8.4544">
            <text:p>8.4544</text:p>
          </table:table-cell>
          <table:table-cell table:formula="of:=[.F9]*[.A$2]*(1+3*[.F$5])" office:value-type="float" office:value="0.48020992">
            <text:p>0.48020992</text:p>
          </table:table-cell>
          <table:table-cell table:formula="of:=([.F9]-[.F$8])*(1-[.B$2])+[.F$8]" office:value-type="float" office:value="8.38624">
            <text:p>8.38624</text:p>
          </table:table-cell>
        </table:table-row>
        <table:table-row table:style-name="ro1">
          <table:table-cell table:formula="of:=1+[.A9]" office:value-type="float" office:value="2">
            <text:p>2</text:p>
          </table:table-cell>
          <table:table-cell table:formula="of:=[.B9]+[.D9]" office:value-type="float" office:value="8.50483616035328">
            <text:p>8.5048361604</text:p>
          </table:table-cell>
          <table:table-cell table:formula="of:=[.B10]*[.A$2]*(1+3*[.B$5])" office:value-type="float" office:value="0.483074693908066">
            <text:p>0.4830746939</text:p>
          </table:table-cell>
          <table:table-cell table:formula="of:=[.C10]*(1-[.C$2])" office:value-type="float" office:value="0.264241857567712">
            <text:p>0.2642418576</text:p>
          </table:table-cell>
          <table:table-cell/>
          <table:table-cell table:formula="of:=[.F9]+[.G9]" office:value-type="float" office:value="8.93460992">
            <text:p>8.93460992</text:p>
          </table:table-cell>
          <table:table-cell table:formula="of:=[.F10]*[.A$2]*(1+3*[.F$5])" office:value-type="float" office:value="0.507485843456">
            <text:p>0.5074858435</text:p>
          </table:table-cell>
          <table:table-cell table:formula="of:=([.F10]-[.F$8])*(1-[.B$2])+[.F$8]" office:value-type="float" office:value="8.794418432">
            <text:p>8.794418432</text:p>
          </table:table-cell>
        </table:table-row>
        <table:table-row table:style-name="ro1">
          <table:table-cell table:formula="of:=1+[.A10]" office:value-type="float" office:value="3">
            <text:p>3</text:p>
          </table:table-cell>
          <table:table-cell table:formula="of:=[.B10]+[.D10]" office:value-type="float" office:value="8.76907801792099">
            <text:p>8.7690780179</text:p>
          </table:table-cell>
          <table:table-cell table:formula="of:=[.B11]*[.A$2]*(1+3*[.B$5])" office:value-type="float" office:value="0.498083631417912">
            <text:p>0.4980836314</text:p>
          </table:table-cell>
          <table:table-cell table:formula="of:=[.C11]*(1-[.C$2])" office:value-type="float" office:value="0.272451746385598">
            <text:p>0.2724517464</text:p>
          </table:table-cell>
          <table:table-cell/>
          <table:table-cell table:formula="of:=[.F10]+[.G10]" office:value-type="float" office:value="9.442095763456">
            <text:p>9.4420957635</text:p>
          </table:table-cell>
          <table:table-cell table:formula="of:=[.F11]*[.A$2]*(1+3*[.F$5])" office:value-type="float" office:value="0.536311039364301">
            <text:p>0.5363110394</text:p>
          </table:table-cell>
          <table:table-cell table:formula="of:=([.F11]-[.F$8])*(1-[.B$2])+[.F$8]" office:value-type="float" office:value="9.2257813989376">
            <text:p>9.2257813989</text:p>
          </table:table-cell>
        </table:table-row>
        <table:table-row table:style-name="ro1">
          <table:table-cell table:formula="of:=1+[.A11]" office:value-type="float" office:value="4">
            <text:p>4</text:p>
          </table:table-cell>
          <table:table-cell table:formula="of:=[.B11]+[.D11]" office:value-type="float" office:value="9.04152976430659">
            <text:p>9.0415297643</text:p>
          </table:table-cell>
          <table:table-cell table:formula="of:=[.B12]*[.A$2]*(1+3*[.B$5])" office:value-type="float" office:value="0.513558890612614">
            <text:p>0.5135588906</text:p>
          </table:table-cell>
          <table:table-cell table:formula="of:=[.C12]*(1-[.C$2])" office:value-type="float" office:value="0.2809167131651">
            <text:p>0.2809167132</text:p>
          </table:table-cell>
          <table:table-cell/>
          <table:table-cell table:formula="of:=[.F11]+[.G11]" office:value-type="float" office:value="9.9784068028203">
            <text:p>9.9784068028</text:p>
          </table:table-cell>
          <table:table-cell table:formula="of:=[.F12]*[.A$2]*(1+3*[.F$5])" office:value-type="float" office:value="0.566773506400193">
            <text:p>0.5667735064</text:p>
          </table:table-cell>
          <table:table-cell table:formula="of:=([.F12]-[.F$8])*(1-[.B$2])+[.F$8]" office:value-type="float" office:value="9.68164578239725">
            <text:p>9.6816457824</text:p>
          </table:table-cell>
        </table:table-row>
        <table:table-row table:style-name="ro1">
          <table:table-cell table:formula="of:=1+[.A12]" office:value-type="float" office:value="5">
            <text:p>5</text:p>
          </table:table-cell>
          <table:table-cell table:formula="of:=[.B12]+[.D12]" office:value-type="float" office:value="9.32244647747169">
            <text:p>9.3224464775</text:p>
          </table:table-cell>
          <table:table-cell table:formula="of:=[.B13]*[.A$2]*(1+3*[.B$5])" office:value-type="float" office:value="0.529514959920392">
            <text:p>0.5295149599</text:p>
          </table:table-cell>
          <table:table-cell table:formula="of:=[.C13]*(1-[.C$2])" office:value-type="float" office:value="0.289644683076454">
            <text:p>0.2896446831</text:p>
          </table:table-cell>
          <table:table-cell>
            <draw:frame table:end-cell-address="Sheet1.L39" table:end-x="0.5228in" table:end-y="0.1134in" draw:z-index="0" draw:style-name="gr1" draw:text-style-name="P1" svg:width="6.6173in" svg:height="4.7283in" svg:x="0.1283in" svg:y="0.0079in">
              <draw:object draw:notify-on-update-of-ranges="Sheet1.A8:Sheet1.A8 Sheet1.A8:Sheet1.A18 Sheet1.B6:Sheet1.B6 Sheet1.B8:Sheet1.B18 Sheet1.A8:Sheet1.A8 Sheet1.A8:Sheet1.A18 Sheet1.H6:Sheet1.H6 Sheet1.H8:Sheet1.H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[.F12]+[.G12]" office:value-type="float" office:value="10.5451803092205">
            <text:p>10.5451803092</text:p>
          </table:table-cell>
          <table:table-cell table:formula="of:=[.F13]*[.A$2]*(1+3*[.F$5])" office:value-type="float" office:value="0.598966241563724">
            <text:p>0.5989662416</text:p>
          </table:table-cell>
          <table:table-cell table:formula="of:=([.F13]-[.F$8])*(1-[.B$2])+[.F$8]" office:value-type="float" office:value="10.1634032628374">
            <text:p>10.1634032628</text:p>
          </table:table-cell>
        </table:table-row>
        <table:table-row table:style-name="ro1">
          <table:table-cell table:formula="of:=1+[.A13]" office:value-type="float" office:value="6">
            <text:p>6</text:p>
          </table:table-cell>
          <table:table-cell table:formula="of:=[.B13]+[.D13]" office:value-type="float" office:value="9.61209116054815">
            <text:p>9.6120911605</text:p>
          </table:table-cell>
          <table:table-cell table:formula="of:=[.B14]*[.A$2]*(1+3*[.B$5])" office:value-type="float" office:value="0.545966777919135">
            <text:p>0.5459667779</text:p>
          </table:table-cell>
          <table:table-cell table:formula="of:=[.C14]*(1-[.C$2])" office:value-type="float" office:value="0.298643827521767">
            <text:p>0.2986438275</text:p>
          </table:table-cell>
          <table:table-cell/>
          <table:table-cell table:formula="of:=[.F13]+[.G13]" office:value-type="float" office:value="11.1441465507842">
            <text:p>11.1441465508</text:p>
          </table:table-cell>
          <table:table-cell table:formula="of:=[.F14]*[.A$2]*(1+3*[.F$5])" office:value-type="float" office:value="0.632987524084543">
            <text:p>0.6329875241</text:p>
          </table:table-cell>
          <table:table-cell table:formula="of:=([.F14]-[.F$8])*(1-[.B$2])+[.F$8]" office:value-type="float" office:value="10.6725245681666">
            <text:p>10.6725245682</text:p>
          </table:table-cell>
        </table:table-row>
        <table:table-row table:style-name="ro1">
          <table:table-cell table:formula="of:=1+[.A14]" office:value-type="float" office:value="7">
            <text:p>7</text:p>
          </table:table-cell>
          <table:table-cell table:formula="of:=[.B14]+[.D14]" office:value-type="float" office:value="9.91073498806991">
            <text:p>9.9107349881</text:p>
          </table:table-cell>
          <table:table-cell table:formula="of:=[.B15]*[.A$2]*(1+3*[.B$5])" office:value-type="float" office:value="0.562929747322371">
            <text:p>0.5629297473</text:p>
          </table:table-cell>
          <table:table-cell table:formula="of:=[.C15]*(1-[.C$2])" office:value-type="float" office:value="0.307922571785337">
            <text:p>0.3079225718</text:p>
          </table:table-cell>
          <table:table-cell/>
          <table:table-cell table:formula="of:=[.F14]+[.G14]" office:value-type="float" office:value="11.7771340748688">
            <text:p>11.7771340749</text:p>
          </table:table-cell>
          <table:table-cell table:formula="of:=[.F15]*[.A$2]*(1+3*[.F$5])" office:value-type="float" office:value="0.668941215452545">
            <text:p>0.6689412155</text:p>
          </table:table-cell>
          <table:table-cell table:formula="of:=([.F15]-[.F$8])*(1-[.B$2])+[.F$8]" office:value-type="float" office:value="11.2105639636384">
            <text:p>11.2105639636</text:p>
          </table:table-cell>
        </table:table-row>
        <table:table-row table:style-name="ro1">
          <table:table-cell table:formula="of:=1+[.A15]" office:value-type="float" office:value="8">
            <text:p>8</text:p>
          </table:table-cell>
          <table:table-cell table:formula="of:=[.B15]+[.D15]" office:value-type="float" office:value="10.2186575598553">
            <text:p>10.2186575599</text:p>
          </table:table-cell>
          <table:table-cell table:formula="of:=[.B16]*[.A$2]*(1+3*[.B$5])" office:value-type="float" office:value="0.580419749399778">
            <text:p>0.5804197494</text:p>
          </table:table-cell>
          <table:table-cell table:formula="of:=[.C16]*(1-[.C$2])" office:value-type="float" office:value="0.317489602921679">
            <text:p>0.3174896029</text:p>
          </table:table-cell>
          <table:table-cell/>
          <table:table-cell table:formula="of:=[.F15]+[.G15]" office:value-type="float" office:value="12.4460752903213">
            <text:p>12.4460752903</text:p>
          </table:table-cell>
          <table:table-cell table:formula="of:=[.F16]*[.A$2]*(1+3*[.F$5])" office:value-type="float" office:value="0.70693707649025">
            <text:p>0.7069370765</text:p>
          </table:table-cell>
          <table:table-cell table:formula="of:=([.F16]-[.F$8])*(1-[.B$2])+[.F$8]" office:value-type="float" office:value="11.7791639967731">
            <text:p>11.7791639968</text:p>
          </table:table-cell>
        </table:table-row>
        <table:table-row table:style-name="ro1">
          <table:table-cell table:formula="of:=1+[.A16]" office:value-type="float" office:value="9">
            <text:p>9</text:p>
          </table:table-cell>
          <table:table-cell table:formula="of:=[.B16]+[.D16]" office:value-type="float" office:value="10.5361471627769">
            <text:p>10.5361471628</text:p>
          </table:table-cell>
          <table:table-cell table:formula="of:=[.B17]*[.A$2]*(1+3*[.B$5])" office:value-type="float" office:value="0.59845315884573">
            <text:p>0.5984531588</text:p>
          </table:table-cell>
          <table:table-cell table:formula="of:=[.C17]*(1-[.C$2])" office:value-type="float" office:value="0.327353877888614">
            <text:p>0.3273538779</text:p>
          </table:table-cell>
          <table:table-cell/>
          <table:table-cell table:formula="of:=[.F16]+[.G16]" office:value-type="float" office:value="13.1530123668116">
            <text:p>13.1530123668</text:p>
          </table:table-cell>
          <table:table-cell table:formula="of:=[.F17]*[.A$2]*(1+3*[.F$5])" office:value-type="float" office:value="0.747091102434896">
            <text:p>0.7470911024</text:p>
          </table:table-cell>
          <table:table-cell table:formula="of:=([.F17]-[.F$8])*(1-[.B$2])+[.F$8]" office:value-type="float" office:value="12.3800605117898">
            <text:p>12.3800605118</text:p>
          </table:table-cell>
        </table:table-row>
        <table:table-row table:style-name="ro1">
          <table:table-cell table:formula="of:=1+[.A17]" office:value-type="float" office:value="10">
            <text:p>10</text:p>
          </table:table-cell>
          <table:table-cell table:formula="of:=[.B17]+[.D17]" office:value-type="float" office:value="10.8635010406655">
            <text:p>10.8635010407</text:p>
          </table:table-cell>
          <table:table-cell table:formula="of:=[.B18]*[.A$2]*(1+3*[.B$5])" office:value-type="float" office:value="0.617046859109803">
            <text:p>0.6170468591</text:p>
          </table:table-cell>
          <table:table-cell table:formula="of:=[.C18]*(1-[.C$2])" office:value-type="float" office:value="0.337524631933062">
            <text:p>0.3375246319</text:p>
          </table:table-cell>
          <table:table-cell/>
          <table:table-cell table:formula="of:=[.F17]+[.G17]" office:value-type="float" office:value="13.9001034692465">
            <text:p>13.9001034692</text:p>
          </table:table-cell>
          <table:table-cell table:formula="of:=[.F18]*[.A$2]*(1+3*[.F$5])" office:value-type="float" office:value="0.789525877053198">
            <text:p>0.7895258771</text:p>
          </table:table-cell>
          <table:table-cell table:formula="of:=([.F18]-[.F$8])*(1-[.B$2])+[.F$8]" office:value-type="float" office:value="13.0150879488595">
            <text:p>13.0150879489</text:p>
          </table:table-cell>
        </table:table-row>
        <table:table-row table:style-name="ro1">
          <table:table-cell table:formula="of:=1+[.A18]" office:value-type="float" office:value="11">
            <text:p>11</text:p>
          </table:table-cell>
          <table:table-cell table:formula="of:=[.B18]+[.D18]" office:value-type="float" office:value="11.2010256725986">
            <text:p>11.2010256726</text:p>
          </table:table-cell>
          <table:table-cell table:formula="of:=[.B19]*[.A$2]*(1+3*[.B$5])" office:value-type="float" office:value="0.636218258203601">
            <text:p>0.6362182582</text:p>
          </table:table-cell>
          <table:table-cell table:formula="of:=[.C19]*(1-[.C$2])" office:value-type="float" office:value="0.34801138723737">
            <text:p>0.3480113872</text:p>
          </table:table-cell>
          <table:table-cell/>
          <table:table-cell table:formula="of:=[.F18]+[.G18]" office:value-type="float" office:value="14.6896293462996">
            <text:p>14.6896293463</text:p>
          </table:table-cell>
          <table:table-cell table:formula="of:=[.F19]*[.A$2]*(1+3*[.F$5])" office:value-type="float" office:value="0.83437094686982">
            <text:p>0.8343709469</text:p>
          </table:table-cell>
          <table:table-cell table:formula="of:=([.F19]-[.F$8])*(1-[.B$2])+[.F$8]" office:value-type="float" office:value="13.6861849443547">
            <text:p>13.6861849444</text:p>
          </table:table-cell>
        </table:table-row>
        <table:table-row table:style-name="ro1">
          <table:table-cell table:formula="of:=1+[.A19]" office:value-type="float" office:value="12">
            <text:p>12</text:p>
          </table:table-cell>
          <table:table-cell table:formula="of:=[.B19]+[.D19]" office:value-type="float" office:value="11.549037059836">
            <text:p>11.5490370598</text:p>
          </table:table-cell>
          <table:table-cell table:formula="of:=[.B20]*[.A$2]*(1+3*[.B$5])" office:value-type="float" office:value="0.655985304998683">
            <text:p>0.655985305</text:p>
          </table:table-cell>
          <table:table-cell table:formula="of:=[.C20]*(1-[.C$2])" office:value-type="float" office:value="0.35882396183428">
            <text:p>0.3588239618</text:p>
          </table:table-cell>
          <table:table-cell/>
          <table:table-cell table:formula="of:=[.F19]+[.G19]" office:value-type="float" office:value="15.5240002931695">
            <text:p>15.5240002932</text:p>
          </table:table-cell>
          <table:table-cell table:formula="of:=[.F20]*[.A$2]*(1+3*[.F$5])" office:value-type="float" office:value="0.881763216652026">
            <text:p>0.8817632167</text:p>
          </table:table-cell>
          <table:table-cell table:formula="of:=([.F20]-[.F$8])*(1-[.B$2])+[.F$8]" office:value-type="float" office:value="14.395400249194">
            <text:p>14.3954002492</text:p>
          </table:table-cell>
        </table:table-row>
        <table:table-row table:style-name="ro1">
          <table:table-cell table:formula="of:=1+[.A20]" office:value-type="float" office:value="13">
            <text:p>13</text:p>
          </table:table-cell>
          <table:table-cell table:formula="of:=[.B20]+[.D20]" office:value-type="float" office:value="11.9078610216703">
            <text:p>11.9078610217</text:p>
          </table:table-cell>
          <table:table-cell table:formula="of:=[.B21]*[.A$2]*(1+3*[.B$5])" office:value-type="float" office:value="0.67636650603087">
            <text:p>0.676366506</text:p>
          </table:table-cell>
          <table:table-cell table:formula="of:=[.C21]*(1-[.C$2])" office:value-type="float" office:value="0.369972478798886">
            <text:p>0.3699724788</text:p>
          </table:table-cell>
          <table:table-cell/>
          <table:table-cell table:formula="of:=[.F20]+[.G20]" office:value-type="float" office:value="16.4057635098215">
            <text:p>16.4057635098</text:p>
          </table:table-cell>
          <table:table-cell table:formula="of:=[.F21]*[.A$2]*(1+3*[.F$5])" office:value-type="float" office:value="0.931847367357861">
            <text:p>0.9318473674</text:p>
          </table:table-cell>
          <table:table-cell table:formula="of:=([.F21]-[.F$8])*(1-[.B$2])+[.F$8]" office:value-type="float" office:value="15.1448989833483">
            <text:p>15.1448989833</text:p>
          </table:table-cell>
        </table:table-row>
        <table:table-row table:style-name="ro1">
          <table:table-cell table:formula="of:=1+[.A21]" office:value-type="float" office:value="14">
            <text:p>14</text:p>
          </table:table-cell>
          <table:table-cell table:formula="of:=[.B21]+[.D21]" office:value-type="float" office:value="12.2778335004691">
            <text:p>12.2778335005</text:p>
          </table:table-cell>
          <table:table-cell table:formula="of:=[.B22]*[.A$2]*(1+3*[.B$5])" office:value-type="float" office:value="0.697380942826647">
            <text:p>0.6973809428</text:p>
          </table:table-cell>
          <table:table-cell table:formula="of:=[.C22]*(1-[.C$2])" office:value-type="float" office:value="0.381467375726176">
            <text:p>0.3814673757</text:p>
          </table:table-cell>
          <table:table-cell/>
          <table:table-cell table:formula="of:=[.F21]+[.G21]" office:value-type="float" office:value="17.3376108771794">
            <text:p>17.3376108772</text:p>
          </table:table-cell>
          <table:table-cell table:formula="of:=[.F22]*[.A$2]*(1+3*[.F$5])" office:value-type="float" office:value="0.984776297823787">
            <text:p>0.9847762978</text:p>
          </table:table-cell>
          <table:table-cell table:formula="of:=([.F22]-[.F$8])*(1-[.B$2])+[.F$8]" office:value-type="float" office:value="15.9369692456025">
            <text:p>15.9369692456</text:p>
          </table:table-cell>
        </table:table-row>
        <table:table-row table:style-name="ro1">
          <table:table-cell table:formula="of:=1+[.A22]" office:value-type="float" office:value="15">
            <text:p>15</text:p>
          </table:table-cell>
          <table:table-cell table:formula="of:=[.B22]+[.D22]" office:value-type="float" office:value="12.6593008761953">
            <text:p>12.6593008762</text:p>
          </table:table-cell>
          <table:table-cell table:formula="of:=[.B23]*[.A$2]*(1+3*[.B$5])" office:value-type="float" office:value="0.719048289767894">
            <text:p>0.7190482898</text:p>
          </table:table-cell>
          <table:table-cell table:formula="of:=[.C23]*(1-[.C$2])" office:value-type="float" office:value="0.393319414503038">
            <text:p>0.3933194145</text:p>
          </table:table-cell>
          <table:table-cell/>
          <table:table-cell table:formula="of:=[.F22]+[.G22]" office:value-type="float" office:value="18.3223871750031">
            <text:p>18.322387175</text:p>
          </table:table-cell>
          <table:table-cell table:formula="of:=[.F23]*[.A$2]*(1+3*[.F$5])" office:value-type="float" office:value="1.04071159154018">
            <text:p>1.0407115915</text:p>
          </table:table-cell>
          <table:table-cell table:formula="of:=([.F23]-[.F$8])*(1-[.B$2])+[.F$8]" office:value-type="float" office:value="16.7740290987527">
            <text:p>16.7740290988</text:p>
          </table:table-cell>
        </table:table-row>
        <table:table-row table:style-name="ro1">
          <table:table-cell table:formula="of:=1+[.A23]" office:value-type="float" office:value="16">
            <text:p>16</text:p>
          </table:table-cell>
          <table:table-cell table:formula="of:=[.B23]+[.D23]" office:value-type="float" office:value="13.0526202906984">
            <text:p>13.0526202907</text:p>
          </table:table-cell>
          <table:table-cell table:formula="of:=[.B24]*[.A$2]*(1+3*[.B$5])" office:value-type="float" office:value="0.741388832511666">
            <text:p>0.7413888325</text:p>
          </table:table-cell>
          <table:table-cell table:formula="of:=[.C24]*(1-[.C$2])" office:value-type="float" office:value="0.405539691383881">
            <text:p>0.4055396914</text:p>
          </table:table-cell>
          <table:table-cell/>
          <table:table-cell table:formula="of:=[.F23]+[.G23]" office:value-type="float" office:value="19.3630987665433">
            <text:p>19.3630987665</text:p>
          </table:table-cell>
          <table:table-cell table:formula="of:=[.F24]*[.A$2]*(1+3*[.F$5])" office:value-type="float" office:value="1.09982400993966">
            <text:p>1.0998240099</text:p>
          </table:table-cell>
          <table:table-cell table:formula="of:=([.F24]-[.F$8])*(1-[.B$2])+[.F$8]" office:value-type="float" office:value="17.6586339515618">
            <text:p>17.6586339516</text:p>
          </table:table-cell>
        </table:table-row>
        <table:table-row table:style-name="ro1">
          <table:table-cell table:formula="of:=1+[.A24]" office:value-type="float" office:value="17">
            <text:p>17</text:p>
          </table:table-cell>
          <table:table-cell table:formula="of:=[.B24]+[.D24]" office:value-type="float" office:value="13.4581599820822">
            <text:p>13.4581599821</text:p>
          </table:table-cell>
          <table:table-cell table:formula="of:=[.B25]*[.A$2]*(1+3*[.B$5])" office:value-type="float" office:value="0.764423486982271">
            <text:p>0.764423487</text:p>
          </table:table-cell>
          <table:table-cell table:formula="of:=[.C25]*(1-[.C$2])" office:value-type="float" office:value="0.418139647379302">
            <text:p>0.4181396474</text:p>
          </table:table-cell>
          <table:table-cell/>
          <table:table-cell table:formula="of:=[.F24]+[.G24]" office:value-type="float" office:value="20.462922776483">
            <text:p>20.4629227765</text:p>
          </table:table-cell>
          <table:table-cell table:formula="of:=[.F25]*[.A$2]*(1+3*[.F$5])" office:value-type="float" office:value="1.16229401370423">
            <text:p>1.1622940137</text:p>
          </table:table-cell>
          <table:table-cell table:formula="of:=([.F25]-[.F$8])*(1-[.B$2])+[.F$8]" office:value-type="float" office:value="18.5934843600105">
            <text:p>18.59348436</text:p>
          </table:table-cell>
        </table:table-row>
        <table:table-row table:style-name="ro1">
          <table:table-cell table:formula="of:=1+[.A25]" office:value-type="float" office:value="18">
            <text:p>18</text:p>
          </table:table-cell>
          <table:table-cell table:formula="of:=[.B25]+[.D25]" office:value-type="float" office:value="13.8762996294615">
            <text:p>13.8762996295</text:p>
          </table:table-cell>
          <table:table-cell table:formula="of:=[.B26]*[.A$2]*(1+3*[.B$5])" office:value-type="float" office:value="0.788173818953415">
            <text:p>0.788173819</text:p>
          </table:table-cell>
          <table:table-cell table:formula="of:=[.C26]*(1-[.C$2])" office:value-type="float" office:value="0.431131078967518">
            <text:p>0.431131079</text:p>
          </table:table-cell>
          <table:table-cell/>
          <table:table-cell table:formula="of:=[.F25]+[.G25]" office:value-type="float" office:value="21.6252167901872">
            <text:p>21.6252167902</text:p>
          </table:table-cell>
          <table:table-cell table:formula="of:=[.F26]*[.A$2]*(1+3*[.F$5])" office:value-type="float" office:value="1.22831231368263">
            <text:p>1.2283123137</text:p>
          </table:table-cell>
          <table:table-cell table:formula="of:=([.F26]-[.F$8])*(1-[.B$2])+[.F$8]" office:value-type="float" office:value="19.5814342716591">
            <text:p>19.5814342717</text:p>
          </table:table-cell>
        </table:table-row>
        <table:table-row table:style-name="ro1">
          <table:table-cell table:formula="of:=1+[.A26]" office:value-type="float" office:value="19">
            <text:p>19</text:p>
          </table:table-cell>
          <table:table-cell table:formula="of:=[.B26]+[.D26]" office:value-type="float" office:value="14.3074307084291">
            <text:p>14.3074307084</text:p>
          </table:table-cell>
          <table:table-cell table:formula="of:=[.B27]*[.A$2]*(1+3*[.B$5])" office:value-type="float" office:value="0.81266206423877">
            <text:p>0.8126620642</text:p>
          </table:table-cell>
          <table:table-cell table:formula="of:=[.C27]*(1-[.C$2])" office:value-type="float" office:value="0.444526149138607">
            <text:p>0.4445261491</text:p>
          </table:table-cell>
          <table:table-cell/>
          <table:table-cell table:formula="of:=[.F26]+[.G26]" office:value-type="float" office:value="22.8535291038698">
            <text:p>22.8535291039</text:p>
          </table:table-cell>
          <table:table-cell table:formula="of:=[.F27]*[.A$2]*(1+3*[.F$5])" office:value-type="float" office:value="1.29808045309981">
            <text:p>1.2980804531</text:p>
          </table:table-cell>
          <table:table-cell table:formula="of:=([.F27]-[.F$8])*(1-[.B$2])+[.F$8]" office:value-type="float" office:value="20.6254997382894">
            <text:p>20.6254997383</text:p>
          </table:table-cell>
        </table:table-row>
        <table:table-row table:style-name="ro1">
          <table:table-cell table:formula="of:=1+[.A27]" office:value-type="float" office:value="20">
            <text:p>20</text:p>
          </table:table-cell>
          <table:table-cell table:formula="of:=[.B27]+[.D27]" office:value-type="float" office:value="14.7519568575677">
            <text:p>14.7519568576</text:p>
          </table:table-cell>
          <table:table-cell table:formula="of:=[.B28]*[.A$2]*(1+3*[.B$5])" office:value-type="float" office:value="0.837911149509843">
            <text:p>0.8379111495</text:p>
          </table:table-cell>
          <table:table-cell table:formula="of:=[.C28]*(1-[.C$2])" office:value-type="float" office:value="0.458337398781884">
            <text:p>0.4583373988</text:p>
          </table:table-cell>
          <table:table-cell/>
          <table:table-cell table:formula="of:=[.F27]+[.G27]" office:value-type="float" office:value="24.1516095569697">
            <text:p>24.151609557</text:p>
          </table:table-cell>
          <table:table-cell table:formula="of:=[.F28]*[.A$2]*(1+3*[.F$5])" office:value-type="float" office:value="1.37181142283588">
            <text:p>1.3718114228</text:p>
          </table:table-cell>
          <table:table-cell table:formula="of:=([.F28]-[.F$8])*(1-[.B$2])+[.F$8]" office:value-type="float" office:value="21.7288681234242">
            <text:p>21.7288681234</text:p>
          </table:table-cell>
        </table:table-row>
        <table:table-row table:style-name="ro1">
          <table:table-cell table:formula="of:=1+[.A28]" office:value-type="float" office:value="21">
            <text:p>21</text:p>
          </table:table-cell>
          <table:table-cell table:formula="of:=[.B28]+[.D28]" office:value-type="float" office:value="15.2102942563495">
            <text:p>15.2102942563</text:p>
          </table:table-cell>
          <table:table-cell table:formula="of:=[.B29]*[.A$2]*(1+3*[.B$5])" office:value-type="float" office:value="0.863944713760654">
            <text:p>0.8639447138</text:p>
          </table:table-cell>
          <table:table-cell table:formula="of:=[.C29]*(1-[.C$2])" office:value-type="float" office:value="0.472577758427078">
            <text:p>0.4725777584</text:p>
          </table:table-cell>
          <table:table-cell/>
          <table:table-cell table:formula="of:=[.F28]+[.G28]" office:value-type="float" office:value="25.5234209798055">
            <text:p>25.5234209798</text:p>
          </table:table-cell>
          <table:table-cell table:formula="of:=[.F29]*[.A$2]*(1+3*[.F$5])" office:value-type="float" office:value="1.44973031165295">
            <text:p>1.4497303117</text:p>
          </table:table-cell>
          <table:table-cell table:formula="of:=([.F29]-[.F$8])*(1-[.B$2])+[.F$8]" office:value-type="float" office:value="22.8949078328347">
            <text:p>22.8949078328</text:p>
          </table:table-cell>
        </table:table-row>
        <table:table-row table:style-name="ro1">
          <table:table-cell table:formula="of:=1+[.A29]" office:value-type="float" office:value="22">
            <text:p>22</text:p>
          </table:table-cell>
          <table:table-cell table:formula="of:=[.B29]+[.D29]" office:value-type="float" office:value="15.6828720147766">
            <text:p>15.6828720148</text:p>
          </table:table-cell>
          <table:table-cell table:formula="of:=[.B30]*[.A$2]*(1+3*[.B$5])" office:value-type="float" office:value="0.890787130439312">
            <text:p>0.8907871304</text:p>
          </table:table-cell>
          <table:table-cell table:formula="of:=[.C30]*(1-[.C$2])" office:value-type="float" office:value="0.487260560350304">
            <text:p>0.4872605604</text:p>
          </table:table-cell>
          <table:table-cell/>
          <table:table-cell table:formula="of:=[.F29]+[.G29]" office:value-type="float" office:value="26.9731512914585">
            <text:p>26.9731512915</text:p>
          </table:table-cell>
          <table:table-cell table:formula="of:=[.F30]*[.A$2]*(1+3*[.F$5])" office:value-type="float" office:value="1.53207499335484">
            <text:p>1.5320749934</text:p>
          </table:table-cell>
          <table:table-cell table:formula="of:=([.F30]-[.F$8])*(1-[.B$2])+[.F$8]" office:value-type="float" office:value="24.1271785977397">
            <text:p>24.1271785977</text:p>
          </table:table-cell>
        </table:table-row>
        <table:table-row table:style-name="ro1">
          <table:table-cell table:formula="of:=1+[.A30]" office:value-type="float" office:value="23">
            <text:p>23</text:p>
          </table:table-cell>
          <table:table-cell table:formula="of:=[.B30]+[.D30]" office:value-type="float" office:value="16.1701325751269">
            <text:p>16.1701325751</text:p>
          </table:table-cell>
          <table:table-cell table:formula="of:=[.B31]*[.A$2]*(1+3*[.B$5])" office:value-type="float" office:value="0.918463530267209">
            <text:p>0.9184635303</text:p>
          </table:table-cell>
          <table:table-cell table:formula="of:=[.C31]*(1-[.C$2])" office:value-type="float" office:value="0.502399551056163">
            <text:p>0.5023995511</text:p>
          </table:table-cell>
          <table:table-cell/>
          <table:table-cell table:formula="of:=[.F30]+[.G30]" office:value-type="float" office:value="28.5052262848133">
            <text:p>28.5052262848</text:p>
          </table:table-cell>
          <table:table-cell table:formula="of:=[.F31]*[.A$2]*(1+3*[.F$5])" office:value-type="float" office:value="1.6190968529774">
            <text:p>1.619096853</text:p>
          </table:table-cell>
          <table:table-cell table:formula="of:=([.F31]-[.F$8])*(1-[.B$2])+[.F$8]" office:value-type="float" office:value="25.4294423420913">
            <text:p>25.4294423421</text:p>
          </table:table-cell>
        </table:table-row>
        <table:table-row table:style-name="ro1">
          <table:table-cell table:formula="of:=1+[.A31]" office:value-type="float" office:value="24">
            <text:p>24</text:p>
          </table:table-cell>
          <table:table-cell table:formula="of:=[.B31]+[.D31]" office:value-type="float" office:value="16.6725321261831">
            <text:p>16.6725321262</text:p>
          </table:table-cell>
          <table:table-cell table:formula="of:=[.B32]*[.A$2]*(1+3*[.B$5])" office:value-type="float" office:value="0.946999824767199">
            <text:p>0.9469998248</text:p>
          </table:table-cell>
          <table:table-cell table:formula="of:=[.C32]*(1-[.C$2])" office:value-type="float" office:value="0.518008904147658">
            <text:p>0.5180089041</text:p>
          </table:table-cell>
          <table:table-cell/>
          <table:table-cell table:formula="of:=[.F31]+[.G31]" office:value-type="float" office:value="30.1243231377907">
            <text:p>30.1243231378</text:p>
          </table:table-cell>
          <table:table-cell table:formula="of:=[.F32]*[.A$2]*(1+3*[.F$5])" office:value-type="float" office:value="1.71106155422651">
            <text:p>1.7110615542</text:p>
          </table:table-cell>
          <table:table-cell table:formula="of:=([.F32]-[.F$8])*(1-[.B$2])+[.F$8]" office:value-type="float" office:value="26.8056746671221">
            <text:p>26.8056746671</text:p>
          </table:table-cell>
        </table:table-row>
        <table:table-row table:style-name="ro1">
          <table:table-cell table:formula="of:=1+[.A32]" office:value-type="float" office:value="25">
            <text:p>25</text:p>
          </table:table-cell>
          <table:table-cell table:formula="of:=[.B32]+[.D32]" office:value-type="float" office:value="17.1905410303307">
            <text:p>17.1905410303</text:p>
          </table:table-cell>
          <table:table-cell table:formula="of:=[.B33]*[.A$2]*(1+3*[.B$5])" office:value-type="float" office:value="0.976422730522786">
            <text:p>0.9764227305</text:p>
          </table:table-cell>
          <table:table-cell table:formula="of:=[.C33]*(1-[.C$2])" office:value-type="float" office:value="0.534103233595964">
            <text:p>0.5341032336</text:p>
          </table:table-cell>
          <table:table-cell/>
          <table:table-cell table:formula="of:=[.F32]+[.G32]" office:value-type="float" office:value="31.8353846920172">
            <text:p>31.835384692</text:p>
          </table:table-cell>
          <table:table-cell table:formula="of:=[.F33]*[.A$2]*(1+3*[.F$5])" office:value-type="float" office:value="1.80824985050658">
            <text:p>1.8082498505</text:p>
          </table:table-cell>
          <table:table-cell table:formula="of:=([.F33]-[.F$8])*(1-[.B$2])+[.F$8]" office:value-type="float" office:value="28.2600769882147">
            <text:p>28.260076988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7">01/07/2024</text:date>, <text:time>16:0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S</meta:initial-creator>
    <meta:creation-date>2024-01-06T17:25:47.16</meta:creation-date>
    <dc:date>2024-01-07T16:08:47.88</dc:date>
    <dc:creator>D S</dc:creator>
    <meta:editing-duration>PT8M42S</meta:editing-duration>
    <meta:editing-cycles>2</meta:editing-cycles>
    <meta:generator>OpenOffice/4.1.13$Win32 OpenOffice.org_project/4113m1$Build-9810</meta:generator>
    <meta:document-statistic meta:table-count="3" meta:cell-count="2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09cm" svg:height="12.011cm" xlink:href=".." xlink:type="simple" chart:class="chart:scatter" chart:style-name="ch1">
        <chart:title svg:x="6.376cm" svg:y="0.376cm" chart:style-name="ch2">
          <text:p>Capital Appreciation</text:p>
        </chart:title>
        <chart:subtitle svg:x="4.378cm" svg:y="1.192cm" chart:style-name="ch3">
          <text:p>LEB8: 4% Staking APR and 14% Commission</text:p>
        </chart:subtitle>
        <chart:legend svg:x="2.846cm" svg:y="2.086cm" style:legend-expansion="custom" chartooo:width="5.516cm" chartooo:height="1.458cm" style:legend-expansion-aspect-ratio="3.78326474622771" chart:style-name="ch4"/>
        <chart:plot-area chart:style-name="ch5" table:cell-range-address="Sheet1.A8:Sheet1.B18 Sheet1.B6:Sheet1.B6 Sheet1.H6:Sheet1.H6 Sheet1.H8:Sheet1.H18" chart:data-source-has-labels="row" svg:x="1.665cm" svg:y="1.875cm" svg:width="14.394cm" svg:height="8.887cm">
          <chartooo:coordinate-region svg:x="2.286cm" svg:y="2.087cm" svg:width="13.586cm" svg:height="8.002cm"/>
          <chart:axis chart:dimension="x" chart:name="primary-x" chart:style-name="ch6">
            <chart:title svg:x="8.474cm" svg:y="11.003cm" chart:style-name="ch7">
              <text:p>Year</text:p>
            </chart:title>
          </chart:axis>
          <chart:axis chart:dimension="y" chart:name="primary-y" chart:style-name="ch8">
            <chart:title svg:x="0.742cm" svg:y="6.693cm" chart:style-name="ch9">
              <text:p>ETH</text:p>
            </chart:title>
            <chart:grid chart:style-name="ch10" chart:class="major"/>
          </chart:axis>
          <chart:series chart:style-name="ch11" chart:values-cell-range-address="Sheet1.B8:Sheet1.B18" chart:label-cell-address="Sheet1.B6:Sheet1.B6" chart:class="chart:scatter">
            <chart:domain table:cell-range-address="Sheet1.A8:Sheet1.A18"/>
            <chart:data-point chart:repeated="11"/>
          </chart:series>
          <chart:series chart:style-name="ch12" chart:values-cell-range-address="Sheet1.H8:Sheet1.H18" chart:label-cell-address="Sheet1.H6:Sheet1.H6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rdinary Income (45.3%)</text:p>
                <draw:g>
                  <svg:desc>Sheet1.B6:Sheet1.B6</svg:desc>
                </draw:g>
              </table:table-cell>
              <table:table-cell office:value-type="string">
                <text:p>Capital Gains (15%)</text:p>
                <draw:g>
                  <svg:desc>Sheet1.H6:Sheet1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8:Sheet1.A18</svg:desc>
                </draw:g>
              </table:table-cell>
              <table:table-cell office:value-type="float" office:value="8">
                <text:p>8</text:p>
                <draw:g>
                  <svg:desc>Sheet1.B8:Sheet1.B18</svg:desc>
                </draw:g>
              </table:table-cell>
              <table:table-cell office:value-type="float" office:value="8">
                <text:p>8</text:p>
                <draw:g>
                  <svg:desc>Sheet1.H8:Sheet1.H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2485568">
                <text:p>8.2485568</text:p>
              </table:table-cell>
              <table:table-cell office:value-type="float" office:value="8.38624">
                <text:p>8.38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.50483616035328">
                <text:p>8.50483616035328</text:p>
              </table:table-cell>
              <table:table-cell office:value-type="float" office:value="8.794418432">
                <text:p>8.794418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.76907801792099">
                <text:p>8.76907801792099</text:p>
              </table:table-cell>
              <table:table-cell office:value-type="float" office:value="9.2257813989376">
                <text:p>9.2257813989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.04152976430659">
                <text:p>9.04152976430659</text:p>
              </table:table-cell>
              <table:table-cell office:value-type="float" office:value="9.68164578239725">
                <text:p>9.68164578239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32244647747169">
                <text:p>9.32244647747169</text:p>
              </table:table-cell>
              <table:table-cell office:value-type="float" office:value="10.1634032628374">
                <text:p>10.1634032628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.61209116054815">
                <text:p>9.61209116054815</text:p>
              </table:table-cell>
              <table:table-cell office:value-type="float" office:value="10.6725245681666">
                <text:p>10.6725245681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.91073498806991">
                <text:p>9.91073498806991</text:p>
              </table:table-cell>
              <table:table-cell office:value-type="float" office:value="11.2105639636384">
                <text:p>11.2105639636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.2186575598553">
                <text:p>10.2186575598553</text:p>
              </table:table-cell>
              <table:table-cell office:value-type="float" office:value="11.7791639967731">
                <text:p>11.7791639967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.5361471627769">
                <text:p>10.5361471627769</text:p>
              </table:table-cell>
              <table:table-cell office:value-type="float" office:value="12.3800605117898">
                <text:p>12.3800605117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.8635010406655">
                <text:p>10.8635010406655</text:p>
              </table:table-cell>
              <table:table-cell office:value-type="float" office:value="13.0150879488595">
                <text:p>13.0150879488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